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3124d" officeooo:paragraph-rsid="0003124d"/>
    </style:style>
    <style:style style:name="P2" style:family="paragraph" style:parent-style-name="Title">
      <style:text-properties officeooo:rsid="0003124d" officeooo:paragraph-rsid="0003124d"/>
    </style:style>
    <style:style style:name="P3" style:family="paragraph" style:parent-style-name="Text_20_body">
      <style:text-properties officeooo:rsid="00045e5f" officeooo:paragraph-rsid="00045e5f"/>
    </style:style>
    <style:style style:name="P4" style:family="paragraph" style:parent-style-name="Text_20_body">
      <style:text-properties officeooo:rsid="00045e5f" officeooo:paragraph-rsid="00045e5f"/>
    </style:style>
    <style:style style:name="T1" style:family="text">
      <style:text-properties officeooo:rsid="00045e5f"/>
    </style:style>
    <style:style style:name="T2" style:family="text">
      <style:text-properties officeooo:rsid="0004e0bb"/>
    </style:style>
    <style:style style:name="T3" style:family="text">
      <style:text-properties officeooo:rsid="0006d9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 profit contrasto alluvioni</text:p>
      <text:p text:style-name="P1">L’idea è quella di creare un’associazione no profit per il contrasto degli alluvioni. Tutto quello che dovrebbe fare lo elenco qui:</text:p>
      <text:p text:style-name="P1">- incontri per giochi all’aperto mensili</text:p>
      <text:p text:style-name="P1">- simbolo per la protezione dagli alluvioni, definizione di uno standard di certificazione da usare per indicare quanto una apparecchiatura è resiliente di fronte a degli alluvioni. E’ scandaloso che dei macchinari sia sufficiente che prendano un po’ d’acqua <text:span text:style-name="T1">infangata </text:span>per essere “da buttare”. Perché l’idro-pulitrice non si può usare per pulire dei macchinari da far poi asciugare e ripartire?</text:p>
      <text:p text:style-name="P1">- sistemi per la pulizia e la protezione della casa e degli edifici in generale</text:p>
      <text:p text:style-name="P1">- sistema per la pulizia dei fiumi dal legname</text:p>
      <text:p text:style-name="P3">- è indicativo che a causa del cambiamento climatico e dell’aumento di temperatura le piogge torrenziali saranno molto più frequenti, <text:span text:style-name="T2">e di conseguenza anche i potenziali alluvioni</text:span></text:p>
      <text:p text:style-name="P3">- <text:span text:style-name="T3">volendo si possono usare delle paratie come fanno a Venezia che proteggono dall’acqua alta</text:span></text:p>
      <text:p text:style-name="P3">- <text:span text:style-name="T3">sarebbe indicato di tenere per i rubinetti a portata di mano gli attacchi e gli adattatori per attaccarci l’idro-pulitrice, in modo da poter pulire agevolment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o Bagnaresi</meta:initial-creator>
    <meta:creation-date>2024-09-25T15:37:13.244900272</meta:creation-date>
    <dc:date>2024-09-26T11:45:19.668068668</dc:date>
    <dc:creator>Marco Bagnaresi</dc:creator>
    <meta:editing-duration>PT16M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83" meta:character-count="1151" meta:non-whitespace-character-count="977"/>
  </office:meta>
</office:document-meta>
</file>